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====================================</text:span></text:p>
      <text:p text:style-name="P1"><text:span text:style-name="T1"><text:tab/><text:tab/><text:tab/><text:tab/><text:tab/>Series</text:span></text:p>
      <text:p text:style-name="P1"><text:span text:style-name="T1"><text:tab/><text:tab/><text:tab/>====================================</text:span></text:p>
      <text:p text:style-name="P1"><text:span text:style-name="T1">=&gt;It is a One-Dimensional Labelled Array Capable of Storing / Holding Homogeneous data of any type (Integer, String, float,.........Python objects <text:s/>etc).</text:span></text:p>
      <text:p text:style-name="P1"><text:span text:style-name="T1">=&gt;The Axis Labels are collectively called Index.</text:span></text:p>
      <text:p text:style-name="P1"><text:span text:style-name="T1">=&gt;Pandas Series is nothing but a column value in excel sheet.</text:span></text:p>
      <text:p text:style-name="P1"><text:span text:style-name="T1">=&gt;Pandas Series Values are Mutable.</text:span></text:p>
      <text:p text:style-name="P1"><text:span text:style-name="T1">=&gt;Pandas Series contains Homogeneous Data ( Internally even we store different types values , They are treated as object type)</text:span></text:p>
      <text:p text:style-name="P1"><text:span text:style-name="T1"><text:tab/>----------------------------------------------------------------------------------------------------</text:span></text:p>
      <text:p text:style-name="P1"><text:span text:style-name="T1"><text:tab/><text:tab/><text:tab/><text:tab/>Creating a Series</text:span></text:p>
      <text:p text:style-name="P1"><text:span text:style-name="T1"><text:tab/>-------------------------------------------------------------------------------------------------------</text:span></text:p>
      <text:p text:style-name="P1"><text:span text:style-name="T1">=&gt;A Series object can be created by using the folowing Syntax:</text:span></text:p>
      <text:p text:style-name="P1"><text:span text:style-name="T1">Syntax:-</text:span></text:p>
      <text:p text:style-name="P1"><text:span text:style-name="T1">--------------</text:span></text:p>
      <text:p text:style-name="P1"><text:span text:style-name="T1"><text:tab/><text:tab/>varname=pandas.Series(object, index, dtype)</text:span></text:p>
      <text:p text:style-name="P1"><text:span text:style-name="T1">-------------------</text:span></text:p>
      <text:p text:style-name="P1"><text:span text:style-name="T1">Explanation:-</text:span></text:p>
      <text:p text:style-name="P1"><text:span text:style-name="T1">-------------------</text:span></text:p>
      <text:p text:style-name="P1"><text:span text:style-name="T1">=&gt;Here varname is an object of &lt;class, pandas.core.series.Series &gt;</text:span></text:p>
      <text:p text:style-name="P1"><text:span text:style-name="T1">=&gt;pandas is one of the pre-defined third party module name<text:tab/></text:span></text:p>
      <text:p text:style-name="P1"><text:soft-page-break/><text:span text:style-name="T1">=&gt;Series() is pre-defined Function in pandas module and it is used for creating an <text:s/>object of Series class.</text:span></text:p>
      <text:p text:style-name="P1"><text:span text:style-name="T1">=&gt;'object' can either int, float, complex, bool, str, bytes, bytearray,range, list,ndarray,dict .....etc (But not set type bcoz they are un-ordered)</text:span></text:p>
      <text:p text:style-name="P1"><text:span text:style-name="T1">=&gt;'index' represents the position of values present Series object. The default value of <text:s/>Index starts from 0 to n-1, Here n represents number of values in Series object. Programatically we can give our own Index Values.</text:span></text:p>
      <text:p text:style-name="P1"><text:span text:style-name="T1">=&gt;'dtype' represents data type (Ex:- int32, ,int64, float32, float64... object <text:s/>etc)</text:span></text:p>
      <text:p text:style-name="P1"><text:span text:style-name="T1">-------------------------------------------------------------------------------------------------------</text:span></text:p>
      <text:p text:style-name="P1"><text:span text:style-name="T1">Examples:- <text:s text:c="3"/>Create a series for 10 20 <text:s/>30 40 50 60</text:span></text:p>
      <text:p text:style-name="P2"/>
      <text:p text:style-name="P1"><text:span text:style-name="T1">&gt;&gt;&gt; import pandas as pd</text:span></text:p>
      <text:p text:style-name="P1"><text:span text:style-name="T1">&gt;&gt;&gt; import numpy as np</text:span></text:p>
      <text:p text:style-name="P1"><text:span text:style-name="T1">&gt;&gt;&gt; lst=[10,20,30,40,50,60]</text:span></text:p>
      <text:p text:style-name="P1"><text:span text:style-name="T1">&gt;&gt;&gt; s=pd.Series(lst)</text:span></text:p>
      <text:p text:style-name="P1"><text:span text:style-name="T1">&gt;&gt;&gt; print(s,type(s))</text:span></text:p>
      <text:p text:style-name="P1"><text:span text:style-name="T1"><text:tab/><text:tab/><text:tab/><text:tab/>0 <text:s text:c="3"/>10</text:span></text:p>
      <text:p text:style-name="P1"><text:span text:style-name="T1"><text:tab/><text:tab/><text:tab/><text:tab/>1 <text:s text:c="3"/>20</text:span></text:p>
      <text:p text:style-name="P1"><text:span text:style-name="T1"><text:tab/><text:tab/><text:tab/><text:tab/>2 <text:s text:c="3"/>30</text:span></text:p>
      <text:p text:style-name="P1"><text:span text:style-name="T1"><text:tab/><text:tab/><text:tab/><text:tab/>3 <text:s text:c="3"/>40</text:span></text:p>
      <text:p text:style-name="P1"><text:span text:style-name="T1"><text:tab/><text:tab/><text:tab/><text:tab/>4 <text:s text:c="3"/>50</text:span></text:p>
      <text:p text:style-name="P1"><text:span text:style-name="T1"><text:tab/><text:tab/><text:tab/><text:tab/>5 <text:s text:c="3"/>60</text:span></text:p>
      <text:p text:style-name="P1"><text:span text:style-name="T1">dtype: int64 <text:s text:c="17"/>&lt;class 'pandas.core.series.Series'&gt;</text:span></text:p>
      <text:p text:style-name="P1"><text:span text:style-name="T1">----------------------------</text:span></text:p>
      <text:p text:style-name="P1"><text:span text:style-name="T1">&gt;&gt;&gt; lst=[10,20,30,40,50,60]</text:span></text:p>
      <text:p text:style-name="P1"><text:soft-page-break/><text:span text:style-name="T1">&gt;&gt;&gt; s=pd.Series(lst,dtype=float)</text:span></text:p>
      <text:p text:style-name="P1"><text:span text:style-name="T1">&gt;&gt;&gt; print(s,type(s))</text:span></text:p>
      <text:p text:style-name="P1"><text:span text:style-name="T1"><text:tab/><text:tab/>0 <text:s text:c="3"/>10.0</text:span></text:p>
      <text:p text:style-name="P1"><text:span text:style-name="T1"><text:tab/><text:tab/>1 <text:s text:c="3"/>20.0</text:span></text:p>
      <text:p text:style-name="P1"><text:span text:style-name="T1"><text:tab/><text:tab/>2 <text:s text:c="3"/>30.0</text:span></text:p>
      <text:p text:style-name="P1"><text:span text:style-name="T1"><text:tab/><text:tab/>3 <text:s text:c="3"/>40.0</text:span></text:p>
      <text:p text:style-name="P1"><text:span text:style-name="T1"><text:tab/><text:tab/>4 <text:s text:c="3"/>50.0</text:span></text:p>
      <text:p text:style-name="P1"><text:span text:style-name="T1"><text:tab/><text:tab/>5 <text:s text:c="3"/>60.0</text:span></text:p>
      <text:p text:style-name="P1"><text:span text:style-name="T1">dtype: float64 &lt;class 'pandas.core.series.Series'&gt;</text:span></text:p>
      <text:p text:style-name="P1"><text:span text:style-name="T1">------------------------------------------------------------------</text:span></text:p>
      <text:p text:style-name="P1"><text:span text:style-name="T1">&gt;&gt;&gt; lst=["Rossum","Gosling","Travis","MCKinney"]</text:span></text:p>
      <text:p text:style-name="P1"><text:span text:style-name="T1">&gt;&gt;&gt; a=np.array(lst)</text:span></text:p>
      <text:p text:style-name="P1"><text:span text:style-name="T1">&gt;&gt;&gt; a ------array(['Rossum', 'Gosling', 'Travis', 'MCKinney'], dtype='&lt;U8')</text:span></text:p>
      <text:p text:style-name="P1"><text:span text:style-name="T1">&gt;&gt;&gt; print(a, type(a))--['Rossum' 'Gosling' 'Travis' 'MCKinney'] &lt;class 'numpy.ndarray'&gt;</text:span></text:p>
      <text:p text:style-name="P1"><text:span text:style-name="T1">&gt;&gt;&gt; s=pd.Series(a)</text:span></text:p>
      <text:p text:style-name="P1"><text:span text:style-name="T1">&gt;&gt;&gt; print(s,type(s))</text:span></text:p>
      <text:p text:style-name="P1"><text:span text:style-name="T1"><text:tab/><text:tab/>0 <text:s text:c="5"/>Rossum</text:span></text:p>
      <text:p text:style-name="P1"><text:span text:style-name="T1"><text:tab/><text:tab/>1 <text:s text:c="4"/>Gosling</text:span></text:p>
      <text:p text:style-name="P1"><text:span text:style-name="T1"><text:tab/><text:tab/>2 <text:s text:c="5"/>Travis</text:span></text:p>
      <text:p text:style-name="P1"><text:span text:style-name="T1"><text:tab/><text:tab/>3 <text:s text:c="3"/>MCKinney</text:span></text:p>
      <text:p text:style-name="P1"><text:span text:style-name="T1">dtype: object <text:s text:c="4"/>&lt;class 'pandas.core.series.Series'&gt;</text:span></text:p>
      <text:p text:style-name="P1"><text:soft-page-break/><text:span text:style-name="T1">----------------------------------------------------------------------</text:span></text:p>
      <text:p text:style-name="P1"><text:span text:style-name="T1">&gt;&gt;&gt;lst=[10,"Rossum",34.56,"Author"]</text:span></text:p>
      <text:p text:style-name="P1"><text:span text:style-name="T1">&gt;&gt;&gt; s=pd.Series(lst)</text:span></text:p>
      <text:p text:style-name="P1"><text:span text:style-name="T1">&gt;&gt;&gt; print(s,type(s))</text:span></text:p>
      <text:p text:style-name="P1"><text:span text:style-name="T1"><text:tab/><text:tab/>0 <text:s text:c="7"/>10</text:span></text:p>
      <text:p text:style-name="P1"><text:span text:style-name="T1"><text:tab/><text:tab/>1 <text:s text:c="3"/>Rossum</text:span></text:p>
      <text:p text:style-name="P1"><text:span text:style-name="T1"><text:tab/><text:tab/>2 <text:s text:c="4"/>34.56</text:span></text:p>
      <text:p text:style-name="P1"><text:span text:style-name="T1"><text:tab/><text:tab/>3 <text:s text:c="3"/>Author</text:span></text:p>
      <text:p text:style-name="P1"><text:span text:style-name="T1">dtype: object <text:s text:c="10"/>&lt;class 'pandas.core.series.Series'&gt;</text:span></text:p>
      <text:p text:style-name="P1"><text:span text:style-name="T1">--------------------------------------------------------------------------------------------</text:span></text:p>
      <text:p text:style-name="P1"><text:span text:style-name="T1"><text:tab/>Creating an Series object with Programmer-defined Index</text:span></text:p>
      <text:p text:style-name="P1"><text:span text:style-name="T1">--------------------------------------------------------------------------------------------</text:span></text:p>
      <text:p text:style-name="P1"><text:span text:style-name="T1">&gt;&gt;&gt; lst=[10,"Rossum",34.56,"Author"]</text:span></text:p>
      <text:p text:style-name="P1"><text:span text:style-name="T1">&gt;&gt;&gt; print(lst)--------[10, 'Rossum', 34.56, 'Author']</text:span></text:p>
      <text:p text:style-name="P1"><text:span text:style-name="T1">&gt;&gt;&gt; s=pd.Series(lst,index=["Stno","Name","Marks","Desg"])</text:span></text:p>
      <text:p text:style-name="P1"><text:span text:style-name="T1">&gt;&gt;&gt; print(s)</text:span></text:p>
      <text:p text:style-name="P1"><text:span text:style-name="T1"><text:tab/><text:tab/>Stno <text:s text:c="8"/>10</text:span></text:p>
      <text:p text:style-name="P1"><text:span text:style-name="T1"><text:tab/><text:tab/>Name <text:s text:c="4"/>Rossum</text:span></text:p>
      <text:p text:style-name="P1"><text:span text:style-name="T1"><text:tab/><text:tab/>Marks <text:s text:c="4"/>34.56</text:span></text:p>
      <text:p text:style-name="P1"><text:span text:style-name="T1"><text:tab/><text:tab/>Desg <text:s text:c="4"/>Author</text:span></text:p>
      <text:p text:style-name="P1"><text:span text:style-name="T1"><text:tab/><text:tab/>dtype: object</text:span></text:p>
      <text:p text:style-name="P1"><text:soft-page-break/><text:span text:style-name="T1">&gt;&gt;&gt; print(s["Stno"])-------10</text:span></text:p>
      <text:p text:style-name="P1"><text:span text:style-name="T1">------------------------------------------------------------------------------</text:span></text:p>
      <text:p text:style-name="P1"><text:span text:style-name="T1">&gt;&gt;&gt; lst=["Rossum","Gosling","Travis","MCKinney"]</text:span></text:p>
      <text:p text:style-name="P1"><text:span text:style-name="T1">&gt;&gt;&gt; s=pd.Series(lst,index=[100,200,300,400])</text:span></text:p>
      <text:p text:style-name="P1"><text:span text:style-name="T1">&gt;&gt;&gt; print(s,type(s))</text:span></text:p>
      <text:p text:style-name="P1"><text:span text:style-name="T1"><text:tab/><text:tab/><text:tab/>100 <text:s text:c="5"/>Rossum</text:span></text:p>
      <text:p text:style-name="P1"><text:span text:style-name="T1"><text:tab/><text:tab/><text:tab/>200 <text:s text:c="4"/>Gosling</text:span></text:p>
      <text:p text:style-name="P1"><text:span text:style-name="T1"><text:tab/><text:tab/><text:tab/>300 <text:s text:c="5"/>Travis</text:span></text:p>
      <text:p text:style-name="P1"><text:span text:style-name="T1"><text:tab/><text:tab/><text:tab/>400 <text:s text:c="3"/>MCKinney</text:span></text:p>
      <text:p text:style-name="P1"><text:span text:style-name="T1">dtype: object &lt;class 'pandas.core.series.Series'&gt;</text:span></text:p>
      <text:p text:style-name="P1"><text:span text:style-name="T1">----------------------------------------------------------------------------------</text:span></text:p>
      <text:p text:style-name="P1"><text:span text:style-name="T1"><text:tab/>Creating a Series object from dict </text:span></text:p>
      <text:p text:style-name="P1"><text:span text:style-name="T1">-----------------------------------------------------------------------------------</text:span></text:p>
      <text:p text:style-name="P1"><text:span text:style-name="T1">=&gt;A dict object can be used for creating a series object</text:span></text:p>
      <text:p text:style-name="P1"><text:span text:style-name="T1">=&gt;If we use dict object in Series() then keys can be taken as Indices (Or Indexes) </text:span></text:p>
      <text:p text:style-name="P1"><text:span text:style-name="T1"><text:s text:c="4"/>automatically and corresponding values of dict can be taken as Series data (Here default Indices will not present)</text:span></text:p>
      <text:p text:style-name="P1"><text:span text:style-name="T1">----------------</text:span></text:p>
      <text:p text:style-name="P1"><text:span text:style-name="T1">Examples:</text:span></text:p>
      <text:p text:style-name="P1"><text:span text:style-name="T1">---------------</text:span></text:p>
      <text:p text:style-name="P1"><text:span text:style-name="T1">&gt;&gt;&gt; import pandas as pd</text:span></text:p>
      <text:p text:style-name="P1"><text:span text:style-name="T1">&gt;&gt;&gt; d1={"sub1":"Python","sub2":"Java","sub3":"Data Science","sub4":"ML"}</text:span></text:p>
      <text:p text:style-name="P1"><text:soft-page-break/><text:span text:style-name="T1">&gt;&gt;&gt; print(d1)--{'sub1': 'Python', 'sub2': 'Java', 'sub3': 'Data Science', 'sub4': 'ML'}</text:span></text:p>
      <text:p text:style-name="P1"><text:span text:style-name="T1">&gt;&gt;&gt; s=pd.Series(d1)</text:span></text:p>
      <text:p text:style-name="P1"><text:span text:style-name="T1">&gt;&gt;&gt; print(s)</text:span></text:p>
      <text:p text:style-name="P1"><text:span text:style-name="T1"><text:tab/><text:tab/>sub1 <text:s text:c="9"/>Python</text:span></text:p>
      <text:p text:style-name="P1"><text:span text:style-name="T1"><text:tab/><text:tab/>sub2 <text:s text:c="11"/>Java</text:span></text:p>
      <text:p text:style-name="P1"><text:span text:style-name="T1"><text:tab/><text:tab/>sub3 <text:s text:c="3"/>Data Science</text:span></text:p>
      <text:p text:style-name="P1"><text:span text:style-name="T1"><text:tab/><text:tab/>sub4 <text:s text:c="13"/>ML</text:span></text:p>
      <text:p text:style-name="P1"><text:span text:style-name="T1"><text:tab/><text:tab/>dtype: object</text:span></text:p>
      <text:p text:style-name="P1"><text:span text:style-name="T1">&gt;&gt;&gt; d2={"RS":2.3,"JG":1.2,"MCK":4.5,"TOLI":2.4}</text:span></text:p>
      <text:p text:style-name="P1"><text:span text:style-name="T1">&gt;&gt;&gt; print(d2)---{'RS': 2.3, 'JG': 1.2, 'MCK': 4.5, 'TOLI': 2.4}</text:span></text:p>
      <text:p text:style-name="P1"><text:span text:style-name="T1">&gt;&gt;&gt; s=pd.Series(d2)</text:span></text:p>
      <text:p text:style-name="P1"><text:span text:style-name="T1">&gt;&gt;&gt; print(s)</text:span></text:p>
      <text:p text:style-name="P1"><text:span text:style-name="T1"><text:tab/><text:tab/>RS <text:s text:c="5"/>2.3</text:span></text:p>
      <text:p text:style-name="P1"><text:span text:style-name="T1"><text:tab/><text:tab/>JG <text:s text:c="5"/>1.2</text:span></text:p>
      <text:p text:style-name="P1"><text:span text:style-name="T1"><text:tab/><text:tab/>MCK <text:s text:c="4"/>4.5</text:span></text:p>
      <text:p text:style-name="P1"><text:span text:style-name="T1"><text:tab/><text:tab/>TOLI <text:s text:c="3"/>2.4</text:span></text:p>
      <text:p text:style-name="P1"><text:span text:style-name="T1"><text:tab/><text:tab/>dtype: float64</text:span></text:p>
      <text:p text:style-name="P1"><text:span text:style-name="T1">===============================X==============================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21" meta:word-count="488" meta:character-count="4830" meta:non-whitespace-character-count="4148"/>
    <meta:generator>LibreOfficeDev/6.0.5.2$Linux_X86_64 LibreOffice_project/</meta:generator>
  </office:meta>
</office:document-meta>
</file>